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, 'Droid Sans Mono', monospace, monospace, 'Droid Sans Fallback', 'Droid Sans Mono', monospace, monospace, 'Droid Sans Fallback'"/>
    <style:font-face style:name="IBM Plex Mono1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 sans" svg:font-family="'open sans', apple-system, BlinkMacSystemFont, 'segoe ui', Roboto, 'helvetica neue', Arial, sans-serif, 'apple color emoji', 'segoe ui emoji', 'segoe ui symbol'"/>
    <style:font-face style:name="roboto" svg:font-family="roboto, Arial, sans-serif, apple-system"/>
  </office:font-face-decls>
  <office:automatic-styles>
    <style:style style:name="P1" style:family="paragraph" style:parent-style-name="Header">
      <style:text-properties officeooo:rsid="0005224e" officeooo:paragraph-rsid="0005224e"/>
    </style:style>
    <style:style style:name="P2" style:family="paragraph" style:parent-style-name="Standard">
      <style:text-properties officeooo:rsid="0005224e" officeooo:paragraph-rsid="0005224e"/>
    </style:style>
    <style:style style:name="P3" style:family="paragraph" style:parent-style-name="Standard">
      <style:text-properties officeooo:rsid="00070399" officeooo:paragraph-rsid="00070399"/>
    </style:style>
    <style:style style:name="P4" style:family="paragraph" style:parent-style-name="Standard">
      <style:text-properties officeooo:rsid="00070399" officeooo:paragraph-rsid="00089942"/>
    </style:style>
    <style:style style:name="P5" style:family="paragraph" style:parent-style-name="Standard">
      <style:text-properties officeooo:rsid="00089942" officeooo:paragraph-rsid="00089942"/>
    </style:style>
    <style:style style:name="P6" style:family="paragraph" style:parent-style-name="Standard">
      <style:text-properties fo:font-weight="bold" officeooo:rsid="000a937e" officeooo:paragraph-rsid="000a937e" style:font-weight-asian="bold" style:font-weight-complex="bold"/>
    </style:style>
    <style:style style:name="P7" style:family="paragraph" style:parent-style-name="Standard">
      <style:text-properties fo:font-weight="bold" officeooo:rsid="000e2eb9" officeooo:paragraph-rsid="000e2eb9" style:font-weight-asian="bold" style:font-weight-complex="bold"/>
    </style:style>
    <style:style style:name="P8" style:family="paragraph" style:parent-style-name="Standard">
      <style:text-properties fo:font-weight="bold" officeooo:rsid="00201c3b" officeooo:paragraph-rsid="00201c3b" style:font-weight-asian="bold" style:font-weight-complex="bold"/>
    </style:style>
    <style:style style:name="P9" style:family="paragraph" style:parent-style-name="Standard">
      <style:text-properties fo:font-weight="bold" officeooo:rsid="003919de" officeooo:paragraph-rsid="003919de" style:font-weight-asian="bold" style:font-weight-complex="bold"/>
    </style:style>
    <style:style style:name="P10" style:family="paragraph" style:parent-style-name="Standard">
      <style:text-properties fo:font-weight="normal" officeooo:rsid="000c1681" officeooo:paragraph-rsid="000c1681" style:font-weight-asian="normal" style:font-weight-complex="normal"/>
    </style:style>
    <style:style style:name="P11" style:family="paragraph" style:parent-style-name="Standard">
      <style:text-properties fo:font-weight="normal" officeooo:rsid="0010093c" officeooo:paragraph-rsid="0010093c" style:font-weight-asian="normal" style:font-weight-complex="normal"/>
    </style:style>
    <style:style style:name="P12" style:family="paragraph" style:parent-style-name="Standard">
      <style:text-properties fo:font-weight="normal" officeooo:rsid="0011b286" officeooo:paragraph-rsid="0011b286" style:font-weight-asian="normal" style:font-weight-complex="normal"/>
    </style:style>
    <style:style style:name="P13" style:family="paragraph" style:parent-style-name="Standard">
      <style:text-properties fo:font-weight="normal" officeooo:rsid="00272d72" officeooo:paragraph-rsid="00272d72" style:font-weight-asian="normal" style:font-weight-complex="normal"/>
    </style:style>
    <style:style style:name="P14" style:family="paragraph" style:parent-style-name="Standard">
      <style:text-properties fo:font-weight="normal" officeooo:rsid="00274434" officeooo:paragraph-rsid="00274434" style:font-weight-asian="normal" style:font-weight-complex="normal"/>
    </style:style>
    <style:style style:name="P15" style:family="paragraph" style:parent-style-name="Standard">
      <style:text-properties fo:font-weight="normal" officeooo:rsid="0029f62c" officeooo:paragraph-rsid="0029f62c" style:font-weight-asian="normal" style:font-weight-complex="normal"/>
    </style:style>
    <style:style style:name="P16" style:family="paragraph" style:parent-style-name="Standard">
      <style:text-properties fo:font-weight="normal" officeooo:rsid="002f0225" officeooo:paragraph-rsid="002f0225" style:font-weight-asian="normal" style:font-weight-complex="normal"/>
    </style:style>
    <style:style style:name="P17" style:family="paragraph" style:parent-style-name="Standard">
      <style:text-properties fo:font-weight="normal" officeooo:rsid="003919de" officeooo:paragraph-rsid="003919de" style:font-weight-asian="normal" style:font-weight-complex="normal"/>
    </style:style>
    <style:style style:name="P18" style:family="paragraph" style:parent-style-name="Standard">
      <style:text-properties officeooo:paragraph-rsid="001bbb6f"/>
    </style:style>
    <style:style style:name="P19" style:family="paragraph" style:parent-style-name="Standard">
      <style:text-properties officeooo:rsid="002569af" officeooo:paragraph-rsid="002569af"/>
    </style:style>
    <style:style style:name="T1" style:family="text">
      <style:text-properties officeooo:rsid="00089942"/>
    </style:style>
    <style:style style:name="T2" style:family="text">
      <style:text-properties officeooo:rsid="0009504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bb6f" style:font-weight-asian="normal" style:font-weight-complex="normal"/>
    </style:style>
    <style:style style:name="T5" style:family="text">
      <style:text-properties fo:font-weight="normal" officeooo:rsid="001beaf7" style:font-weight-asian="normal" style:font-weight-complex="normal"/>
    </style:style>
    <style:style style:name="T6" style:family="text">
      <style:text-properties fo:font-weight="normal" officeooo:rsid="002c78a9" style:font-weight-asian="normal" style:font-weight-complex="normal"/>
    </style:style>
    <style:style style:name="T7" style:family="text">
      <style:text-properties fo:font-weight="normal" officeooo:rsid="002d058e" style:font-weight-asian="normal" style:font-weight-complex="normal"/>
    </style:style>
    <style:style style:name="T8" style:family="text">
      <style:text-properties fo:font-weight="normal" officeooo:rsid="0035b668" style:font-weight-asian="normal" style:font-weight-complex="normal"/>
    </style:style>
    <style:style style:name="T9" style:family="text">
      <style:text-properties officeooo:rsid="000d54e9"/>
    </style:style>
    <style:style style:name="T10" style:family="text">
      <style:text-properties officeooo:rsid="0010093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1b286"/>
    </style:style>
    <style:style style:name="T13" style:family="text">
      <style:text-properties officeooo:rsid="00125581"/>
    </style:style>
    <style:style style:name="T14" style:family="text">
      <style:text-properties officeooo:rsid="0012f3e2"/>
    </style:style>
    <style:style style:name="T15" style:family="text">
      <style:text-properties officeooo:rsid="0014b814"/>
    </style:style>
    <style:style style:name="T16" style:family="text">
      <style:text-properties officeooo:rsid="0014bd99"/>
    </style:style>
    <style:style style:name="T17" style:family="text">
      <style:text-properties officeooo:rsid="0017ef38"/>
    </style:style>
    <style:style style:name="T18" style:family="text">
      <style:text-properties officeooo:rsid="001beaf7"/>
    </style:style>
    <style:style style:name="T19" style:family="text">
      <style:text-properties officeooo:rsid="00211e99"/>
    </style:style>
    <style:style style:name="T20" style:family="text">
      <style:text-properties officeooo:rsid="002678f5"/>
    </style:style>
    <style:style style:name="T21" style:family="text">
      <style:text-properties officeooo:rsid="00272d72"/>
    </style:style>
    <style:style style:name="T22" style:family="text">
      <style:text-properties officeooo:rsid="00274434"/>
    </style:style>
    <style:style style:name="T23" style:family="text">
      <style:text-properties style:font-name="IBM Plex Mono1"/>
    </style:style>
    <style:style style:name="T24" style:family="text">
      <style:text-properties style:font-name="IBM Plex Mono1" officeooo:rsid="00274434"/>
    </style:style>
    <style:style style:name="T25" style:family="text">
      <style:text-properties style:font-name="IBM Plex Mono1" fo:font-weight="normal" officeooo:rsid="001beaf7" style:font-weight-asian="normal" style:font-weight-complex="normal"/>
    </style:style>
    <style:style style:name="T26" style:family="text">
      <style:text-properties style:font-name="IBM Plex Mono1" fo:font-weight="normal" officeooo:rsid="0035b668" style:font-weight-asian="normal" style:font-weight-complex="normal"/>
    </style:style>
    <style:style style:name="T27" style:family="text">
      <style:text-properties style:font-name="IBM Plex Mono1" officeooo:rsid="000d54e9"/>
    </style:style>
    <style:style style:name="T28" style:family="text">
      <style:text-properties officeooo:rsid="002910ee"/>
    </style:style>
    <style:style style:name="T29" style:family="text">
      <style:text-properties officeooo:rsid="002a0c42"/>
    </style:style>
    <style:style style:name="T30" style:family="text">
      <style:text-properties officeooo:rsid="002d058e"/>
    </style:style>
    <style:style style:name="T31" style:family="text">
      <style:text-properties officeooo:rsid="002e7af7"/>
    </style:style>
    <style:style style:name="T32" style:family="text">
      <style:text-properties officeooo:rsid="002e8cc6"/>
    </style:style>
    <style:style style:name="T33" style:family="text">
      <style:text-properties officeooo:rsid="0030b71f"/>
    </style:style>
    <style:style style:name="T34" style:family="text">
      <style:text-properties officeooo:rsid="00326d28"/>
    </style:style>
    <style:style style:name="T35" style:family="text">
      <style:text-properties officeooo:rsid="00334a36"/>
    </style:style>
    <style:style style:name="T36" style:family="text">
      <style:text-properties officeooo:rsid="0034c244"/>
    </style:style>
    <style:style style:name="T37" style:family="text">
      <style:text-properties officeooo:rsid="0038ad34"/>
    </style:style>
    <style:style style:name="T38" style:family="text">
      <style:text-properties officeooo:rsid="003a7bfc"/>
    </style:style>
    <style:style style:name="T39" style:family="text">
      <style:text-properties officeooo:rsid="003ed4c7"/>
    </style:style>
    <style:style style:name="T40" style:family="text">
      <style:text-properties officeooo:rsid="00417b3a"/>
    </style:style>
    <style:style style:name="T41" style:family="text">
      <style:text-properties officeooo:rsid="0042be3d"/>
    </style:style>
    <style:style style:name="T42" style:family="text">
      <style:text-properties officeooo:rsid="0044bd3d"/>
    </style:style>
    <style:style style:name="T43" style:family="text">
      <style:text-properties officeooo:rsid="004573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codeengine #cloudfoundry #ibmcloud</text:p>
      <text:p text:style-name="P2"/>
      <text:p text:style-name="P4">Cloud foundry is a great platforms and I have used it a lot in recent years but I was interested in simplifying the deployment of my multitiered apps. Naturally I was thinkin<text:span text:style-name="T1">g Kubernetes but I settled on the </text:span><text:a xlink:type="simple" xlink:href="https://www.ibm.com/cloud/code-engine" text:style-name="Internet_20_link" text:visited-style-name="Visited_20_Internet_20_Link">IBM Cloud® Code Engine</text:a> <text:span text:style-name="T1">which </text:span>is a fully managed, serverless platform <text:span text:style-name="T1">built on <text:s/>Kubernetes. <text:s/></text:span></text:p>
      <text:p text:style-name="P4"/>
      <text:p text:style-name="P5">I recently posted about a Savings Bond Wizard conversion app that is deployed using a combination of Cloud Foundry and OpenWhisk. Don’t worry if you d<text:span text:style-name="T2">on’t</text:span> know what a Saving Bond Wizard is. It not important here but its a nice little app to show the three steps I used to move from Cloud Foundry to Code Engine.</text:p>
      <text:p text:style-name="P3"/>
      <text:p text:style-name="P7">Step 1- Create a project</text:p>
      <text:p text:style-name="P11">The cloud foundry apps that make up the tiers of my web app are deployed separately. I have them in different resource groups and tagged with different keywords but there is nothing in the deployment that intrinsically marks them as part of a single system. Compared to my cloud foundry deployment, code engine deployments are cleaner. <text:span text:style-name="T34">With </text:span>code engine <text:span text:style-name="T34">my tiers are </text:span><text:span text:style-name="T35">logically grouped as </text:span><text:span text:style-name="T34">part of a</text:span> <text:span text:style-name="T11">project</text:span> which is basically a Kubernetes cluster. Once I have a project, I can <text:span text:style-name="T15">deploy</text:span> <text:span text:style-name="T33">the app tiers as </text:span>containerized apps.</text:p>
      <text:p text:style-name="P11"/>
      <text:p text:style-name="P6">Step <text:span text:style-name="T10">2</text:span> – <text:span text:style-name="T13">Create </text:span>Container <text:span text:style-name="T39">app </text:span>images</text:p>
      <text:p text:style-name="P10">In my original code I used the nginx buildpack to deploy the Vue.<text:span text:style-name="T16">js</text:span> front-<text:span text:style-name="T17">e</text:span>nd. Th<text:span text:style-name="T16">at</text:span> buildpack is really just creating an image for me and I can still use that strategy with <text:a xlink:type="simple" xlink:href="https://cloud.ibm.com/docs/codeengine?topic=codeengine-plan-build#build-buildpack-strat" text:style-name="Internet_20_link" text:visited-style-name="Visited_20_Internet_20_Link">Code Engine and Cloud Native Buildpacks</text:a> <text:span text:style-name="T9">but I wanted to take more control over this process so </text:span><text:span text:style-name="T12">I</text:span><text:span text:style-name="T9"> create</text:span><text:span text:style-name="T12">d</text:span><text:span text:style-name="T9"> a </text:span><text:span text:style-name="T27">Dockerfile</text:span><text:span text:style-name="T9"> </text:span><text:span text:style-name="T12">to build and run my front-end. </text:span></text:p>
      <text:p text:style-name="P10"/>
      <text:p text:style-name="P12">The Red Hat registry has great set of curated <text:s/>and secured base images so for the build phase of the <text:span text:style-name="T40">front-end</text:span> I chose the <text:a xlink:type="simple" xlink:href="https://catalog.redhat.com/software/containers/rhel8/nodejs-14/5ed76a59d70cc50e69c2f891" text:style-name="Internet_20_link" text:visited-style-name="Visited_20_Internet_20_Link"><text:span text:style-name="T14">Node.js 14 image</text:span></text:a> which runs “<text:span text:style-name="T23">yarn build</text:span>” to generate the deployment files. To run the <text:span text:style-name="T41">front-end</text:span> I chose the <text:a xlink:type="simple" xlink:href="https://catalog.redhat.com/software/containers/ubi8/nginx-120/6156abfac739c0a4123a86fd" text:style-name="Internet_20_link" text:visited-style-name="Visited_20_Internet_20_Link">Nginx 1.20 image</text:a> which matches my original cloud foundry choice. I also <text:span text:style-name="T36">refactored the reverse proxy config I used to with cloud foundry so that I could use it with this </text:span><text:span text:style-name="T14">Nginx image. </text:span></text:p>
      <text:p text:style-name="P12"/>
      <text:p text:style-name="P18"><text:span text:style-name="T4">For my services tier, I chose the </text:span><text:span text:style-name="T6">C</text:span><text:span text:style-name="T4">ent</text:span><text:span text:style-name="T6">OS</text:span><text:span text:style-name="T4"> base image from docker.io for the build phase </text:span><text:span text:style-name="T7">which </text:span><text:span text:style-name="T4">made it easy to add the compiler and build tools I need to </text:span><text:span text:style-name="T5">create the “</text:span><text:span text:style-name="T26">sbw2csv</text:span><text:span text:style-name="T8">”</text:span><text:span text:style-name="T5"> tool that the services tier uses. To run the services tier I chose the </text:span><text:a xlink:type="simple" xlink:href="https://catalog.redhat.com/software/containers/ubi8/nodejs-14-minimal/6065b8e1b92fbda3a4c65d91" text:style-name="Internet_20_link" text:visited-style-name="Visited_20_Internet_20_Link"><text:span text:style-name="T5">Node.js 14 Minimal image</text:span></text:a><text:span text:style-name="T5"> from Red Hat and set the entry point to “</text:span><text:span text:style-name="T25">yarn start</text:span><text:span text:style-name="T5">”. </text:span></text:p>
      <text:p text:style-name="P18"><text:span text:style-name="T5"/></text:p>
      <text:p text:style-name="P19"><text:span text:style-name="T5">A</text:span><text:span text:style-name="T3">fter creating both of these images I </text:span><text:a xlink:type="simple" xlink:href="https://cloud.ibm.com/docs/Registry?topic=Registry-getting-started" text:style-name="Internet_20_link" text:visited-style-name="Visited_20_Internet_20_Link"><text:span text:style-name="T3">pushed them to the IBM registry</text:span></text:a><text:span text:style-name="T3">.</text:span></text:p>
      <text:p text:style-name="P18"><text:span text:style-name="T5"/></text:p>
      <text:p text:style-name="P8"><text:span text:style-name="T18">S</text:span>tep 3 – Deploy <text:span text:style-name="T20">applications</text:span></text:p>
      <text:p text:style-name="P13">I created the services application first since I need the URL for that as part of the setup for the <text:span text:style-name="T43">front-end</text:span>. In the <text:a xlink:type="simple" xlink:href="https://cloud.ibm.com/codeengine" text:style-name="Internet_20_link" text:visited-style-name="Visited_20_Internet_20_Link">code engine web site</text:a> I selected my project, clicked “Applications” and “Create”. From there I chose a name and set the image reference to the services image I pushed in step 2. I took the defaults for all the other settings. <text:span text:style-name="T22">My services layer also needs access to a Cloudant db and a Cloud Object Storage bucket. I set those up on the command line using “</text:span><text:span text:style-name="T24">ibmcloud ce app bind</text:span><text:span text:style-name="T22">”. </text:span><text:span text:style-name="T28">See the README in git for those details.</text:span></text:p>
      <text:p text:style-name="P13"/>
      <text:p text:style-name="P14"><text:soft-page-break/>On the “Endpoints” tab for the <text:span text:style-name="T37">services </text:span>application <text:span text:style-name="T37">I</text:span> <text:span text:style-name="T37">found</text:span> <text:span text:style-name="T37">its</text:span> URL<text:span text:style-name="T37"> and I </text:span><text:span text:style-name="T29">copied this </text:span><text:span text:style-name="T42">to</text:span> <text:span text:style-name="T31">use </text:span><text:span text:style-name="T29">as </text:span>an environment variable for the <text:span text:style-name="T43">front-end</text:span> app.</text:p>
      <text:p text:style-name="P14"/>
      <text:p text:style-name="P15">Next I went back to “Applications” and clicked “Create” again. I chose a name for my application <text:span text:style-name="T21">and set the image reference to the </text:span>UI<text:span text:style-name="T21"> image I pushed in step 2. </text:span>I also expanded the “Environment variables (optional)” section and set a value for “SERVICES_URL” to the URL for the <text:span text:style-name="T32">previously created </text:span>services app. I also set <text:s/>a value “COS_DOWNLOAD” but for that one I used the same value I used in the cloud foundry version of the app.</text:p>
      <text:p text:style-name="P15"/>
      <text:p text:style-name="P9">Done</text:p>
      <text:p text:style-name="P17">That was it. Much easier than I anticipated. <text:span text:style-name="T38">The cloud foundry site has a comparison between itself and Kubernetes where it says “By way of analogy, one can imagine that Cloud Foundry is a doll’s house, and Kubernetes is a box of building blocks from which you can create a doll’s house.” Using that same analogy, Code Engine is a doll’s house built on Kubernetes.</text:span></text:p>
      <text:p text:style-name="P17"/>
      <text:p text:style-name="P16">All the code is on GitHub <text:a xlink:type="simple" xlink:href="https://github.com/davidnixon/sbw2csv" text:style-name="Internet_20_link" text:visited-style-name="Visited_20_Internet_20_Link">here</text:a>.</text:p>
      <text:p text:style-name="P16">You can see the running app <text:a xlink:type="simple" xlink:href="https://sbw2csv.hefh7w8hsk0.us-south.codeengine.appdomain.cloud/" text:style-name="Internet_20_link" text:visited-style-name="Visited_20_Internet_20_Link">here</text:a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, 'Droid Sans Mono', monospace, monospace, 'Droid Sans Fallback', 'Droid Sans Mono', monospace, monospace, 'Droid Sans Fallback'"/>
    <style:font-face style:name="IBM Plex Mono1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 sans" svg:font-family="'open sans', apple-system, BlinkMacSystemFont, 'segoe ui', Roboto, 'helvetica neue', Arial, sans-serif, 'apple color emoji', 'segoe ui emoji', 'segoe ui symbol'"/>
    <style:font-face style:name="roboto" svg:font-family="roboto, Arial, sans-serif, apple-system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224e" officeooo:paragraph-rsid="0005224e"/>
    </style:style>
    <style:style style:name="MT1" style:family="text">
      <style:text-properties officeooo:rsid="00211e99"/>
    </style:style>
    <style:style style:name="MT2" style:family="text">
      <style:text-properties officeooo:rsid="002d05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o</text:span><text:span text:style-name="MT2">w</text:span><text:span text:style-name="MT1"> to </text:span>Convert Cloud Foundry to Code Engine <text:span text:style-name="MT1">in 3 Easy Ste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43:13.201587378</meta:creation-date>
    <dc:date>2021-12-30T17:53:43.853705927</dc:date>
    <meta:editing-duration>PT21H58M5S</meta:editing-duration>
    <meta:editing-cycles>60</meta:editing-cycles>
    <meta:generator>LibreOffice/7.2.2.2$Linux_X86_64 LibreOffice_project/20$Build-2</meta:generator>
    <meta:document-statistic meta:table-count="0" meta:image-count="0" meta:object-count="0" meta:page-count="2" meta:paragraph-count="19" meta:word-count="725" meta:character-count="3982" meta:non-whitespace-character-count="3266"/>
  </office:meta>
</office:document-meta>
</file>